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9966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1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color="#ff0000" fo:font-size="10pt" fo:font-weight="bold"/>
    </style:style>
    <style:style style:name="P2" style:family="paragraph">
      <style:text-properties fo:color="#ff0000" fo:font-size="1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text-properties fo:font-size="10pt" fo:font-weight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color="#ff0000" fo:font-size="10pt"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695cm" svg:height="0.645cm" svg:x="15.69cm" svg:y="1.389cm">
          <draw:text-box>
            <text:p text:style-name="P1"><text:span text:style-name="T1">Coordination</text:span></text:p>
          </draw:text-box>
        </draw:frame>
        <draw:frame draw:style-name="gr1" draw:text-style-name="P2" draw:layer="layout" svg:width="3.063cm" svg:height="0.645cm" svg:x="15.493cm" svg:y="3.532cm">
          <draw:text-box>
            <text:p text:style-name="P1"><text:span text:style-name="T1">Representation</text:span></text:p>
          </draw:text-box>
        </draw:frame>
        <draw:frame draw:style-name="gr1" draw:text-style-name="P2" draw:layer="layout" svg:width="2.678cm" svg:height="0.645cm" svg:x="15.685cm" svg:y="5.593cm">
          <draw:text-box>
            <text:p text:style-name="P1"><text:span text:style-name="T1">Computation</text:span></text:p>
          </draw:text-box>
        </draw:frame>
        <draw:rect draw:style-name="gr2" draw:text-style-name="P3" draw:layer="layout" svg:width="10.358cm" svg:height="2.605cm" svg:x="2.479cm" svg:y="0.403cm">
          <text:p text:style-name="P8"/>
        </draw:rect>
        <draw:ellipse draw:style-name="gr3" draw:text-style-name="P3" draw:layer="layout" svg:width="0.87cm" svg:height="0.86cm" svg:x="5.79cm" svg:y="1.838cm">
          <text:p text:style-name="P8"/>
        </draw:ellipse>
        <draw:ellipse draw:style-name="gr3" draw:text-style-name="P3" draw:layer="layout" svg:width="0.851cm" svg:height="0.814cm" svg:x="7.664cm" svg:y="0.709cm">
          <text:p text:style-name="P8"/>
        </draw:ellipse>
        <draw:ellipse draw:style-name="gr3" draw:text-style-name="P3" draw:layer="layout" svg:width="0.85cm" svg:height="0.801cm" svg:x="10.842cm" svg:y="1.032cm">
          <text:p text:style-name="P8"/>
        </draw:ellipse>
        <draw:ellipse draw:style-name="gr3" draw:text-style-name="P3" draw:layer="layout" svg:width="0.852cm" svg:height="0.789cm" svg:x="3.806cm" svg:y="0.55cm">
          <text:p text:style-name="P8"/>
        </draw:ellipse>
        <draw:line draw:style-name="gr4" draw:text-style-name="P3" draw:layer="layout" svg:x1="10.842cm" svg:y1="1.488cm" svg:x2="6.66cm" svg:y2="2.144cm">
          <text:p text:style-name="P8"/>
        </draw:line>
        <draw:line draw:style-name="gr4" draw:text-style-name="P3" draw:layer="layout" svg:x1="4.725cm" svg:y1="0.969cm" svg:x2="7.524cm" svg:y2="0.969cm">
          <text:p text:style-name="P8"/>
        </draw:line>
        <draw:rect draw:style-name="gr5" draw:text-style-name="P3" draw:layer="layout" svg:width="2.708cm" svg:height="1.267cm" svg:x="2.952cm" svg:y="5.193cm">
          <text:p text:style-name="P8"/>
        </draw:rect>
        <draw:custom-shape draw:style-name="gr6" draw:text-style-name="P3" draw:layer="layout" svg:width="1.831cm" svg:height="2.695cm" svg:x="12.905cm" svg:y="2.568cm">
          <text:p text:style-name="P8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5" draw:layer="layout" svg:width="2.805cm" svg:height="1.827cm" svg:x="12.509cm" svg:y="5.438cm">
          <draw:text-box>
            <text:p text:style-name="P4"><text:span text:style-name="T2">ATerms</text:span></text:p>
            <text:p text:style-name="P4"><text:span text:style-name="T3">common</text:span></text:p>
            <text:p text:style-name="P4"><text:span text:style-name="T3">data exchange</text:span></text:p>
            <text:p text:style-name="P4"><text:span text:style-name="T3">format</text:span></text:p>
          </draw:text-box>
        </draw:frame>
        <draw:frame draw:style-name="gr1" draw:text-style-name="P7" draw:layer="layout" svg:width="1.916cm" svg:height="0.645cm" svg:x="0.5cm" svg:y="1.223cm">
          <draw:text-box>
            <text:p text:style-name="P6"><text:span text:style-name="T2">ToolBus</text:span></text:p>
          </draw:text-box>
        </draw:frame>
        <draw:frame draw:style-name="gr7" draw:text-style-name="P8" draw:layer="layout" svg:width="0.113cm" svg:height="0.962cm" svg:x="0.435cm" svg:y="3.076cm">
          <draw:text-box>
            <text:p text:style-name="P8"/>
          </draw:text-box>
        </draw:frame>
        <draw:frame draw:style-name="gr8" draw:layer="layout" svg:width="0.502cm" svg:height="0.962cm" svg:x="1.355cm" svg:y="5.076cm">
          <draw:text-box>
            <text:p text:style-name="P8"/>
          </draw:text-box>
        </draw:frame>
        <draw:frame draw:style-name="gr1" draw:text-style-name="P7" draw:layer="layout" svg:width="1.446cm" svg:height="0.645cm" svg:x="0.533cm" svg:y="5.504cm">
          <draw:text-box>
            <text:p text:style-name="P9"><text:span text:style-name="T2">Tools</text:span></text:p>
          </draw:text-box>
        </draw:frame>
        <draw:rect draw:style-name="gr5" draw:text-style-name="P3" draw:layer="layout" svg:width="2.708cm" svg:height="1.267cm" svg:x="9.113cm" svg:y="5.193cm">
          <text:p text:style-name="P8"/>
        </draw:rect>
        <draw:line draw:style-name="gr9" draw:text-style-name="P3" draw:layer="layout" svg:x1="4.29cm" svg:y1="3.032cm" svg:x2="4.289cm" svg:y2="5.192cm">
          <text:p text:style-name="P8"/>
        </draw:line>
        <draw:line draw:style-name="gr9" draw:text-style-name="P3" draw:layer="layout" svg:x1="10.483cm" svg:y1="3.033cm" svg:x2="10.482cm" svg:y2="5.192cm">
          <text:p text:style-name="P8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1-29T22:47:18</meta:creation-date>
    <dc:date>2007-01-29T23:03:06</dc:date>
    <dc:language>en-US</dc:language>
    <meta:editing-cycles>3</meta:editing-cycles>
    <meta:editing-duration>PT15M49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